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00/00/00</text:date>, <text:time style:data-style-name="N2" text:time-value="13:18:37.12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12T14:01:40.276000000</dc:date>
    <meta:editing-duration>PT10H4M21S</meta:editing-duration>
    <meta:editing-cycles>361</meta:editing-cycles>
    <meta:generator>LibreOffice/6.4.4.2$Windows_X86_64 LibreOffice_project/3d775be2011f3886db32dfd395a6a6d1ca2630ff</meta:generator>
    <meta:document-statistic meta:table-count="7" meta:cell-count="397" meta:object-count="0"/>
  </office:meta>
</office:document-meta>
</file>